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rt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ot Product examp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2 variants of dot product(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"/>on arrays of 20 sizes from 1 to 397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 simple dot product 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mized dot produc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ze</text:p>
          </table:table-cell>
          <table:table-cell office:value-type="string" table:style-name="ce1">
            <text:p><text:s/>Simple Dot Product</text:p>
          </table:table-cell>
          <table:table-cell office:value-type="string" table:style-name="ce1">
            <text:p><text:s/>Optimized Dot Product</text:p>
          </table:table-cell>
          <table:table-cell table:style-name="ce1"/>
          <table:table-cell office:value-type="string" table:style-name="ce1">
            <text:p>CPE Dot_Simple</text:p>
          </table:table-cell>
          <table:table-cell office:value-type="string" table:style-name="ce1">
            <text:p>CPE Dot_Optimized</text:p>
          </table:table-cell>
          <table:table-cell table:number-columns-repeated="16378" table:style-name="ce1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12165" table:style-name="ce1">
            <text:p>12165</text:p>
          </table:table-cell>
          <table:table-cell office:value-type="float" office:value="12045" table:style-name="ce1">
            <text:p>12045</text:p>
          </table:table-cell>
          <table:table-cell table:style-name="ce1"/>
          <table:table-cell office:value-type="float" office:value="6.0824999999999996" table:formula="of:=[.B7]/[.$A7]" table:style-name="ce1">
            <text:p>6.0825</text:p>
          </table:table-cell>
          <table:table-cell office:value-type="float" office:value="6.0225" table:formula="of:=[.C7]/[.$A7]" table:style-name="ce1">
            <text:p>6.0225</text:p>
          </table:table-cell>
          <table:table-cell table:style-name="ce1"/>
          <table:table-cell office:value-type="float" office:value="1.0099626400996264" table:formula="of:=[.E7]/[.F7]" table:style-name="ce1">
            <text:p>1.00996264</text:p>
          </table:table-cell>
          <table:table-cell table:number-columns-repeated="16376"/>
        </table:table-row>
        <table:table-row table:style-name="ro1">
          <table:table-cell office:value-type="float" office:value="24000" table:style-name="ce1">
            <text:p>24000</text:p>
          </table:table-cell>
          <table:table-cell office:value-type="float" office:value="93390" table:style-name="ce1">
            <text:p>93390</text:p>
          </table:table-cell>
          <table:table-cell office:value-type="float" office:value="27108" table:style-name="ce1">
            <text:p>27108</text:p>
          </table:table-cell>
          <table:table-cell table:style-name="ce1"/>
          <table:table-cell office:value-type="float" office:value="3.8912499999999999" table:formula="of:=[.B8]/[.$A8]" table:style-name="ce1">
            <text:p>3.89125</text:p>
          </table:table-cell>
          <table:table-cell office:value-type="float" office:value="1.1294999999999999" table:formula="of:=[.C8]/[.$A8]" table:style-name="ce1">
            <text:p>1.1295</text:p>
          </table:table-cell>
          <table:table-cell table:style-name="ce1"/>
          <table:table-cell office:value-type="float" office:value="3.4451084550686146" table:formula="of:=[.E8]/[.F8]" table:style-name="ce1">
            <text:p>3.445108455</text:p>
          </table:table-cell>
          <table:table-cell table:number-columns-repeated="16376"/>
        </table:table-row>
        <table:table-row table:style-name="ro1">
          <table:table-cell office:value-type="float" office:value="90000" table:style-name="ce1">
            <text:p>90000</text:p>
          </table:table-cell>
          <table:table-cell office:value-type="float" office:value="436782" table:style-name="ce1">
            <text:p>436782</text:p>
          </table:table-cell>
          <table:table-cell office:value-type="float" office:value="98778" table:style-name="ce1">
            <text:p>98778</text:p>
          </table:table-cell>
          <table:table-cell table:style-name="ce1"/>
          <table:table-cell office:value-type="float" office:value="4.8531333333333331" table:formula="of:=[.B9]/[.$A9]" table:style-name="ce1">
            <text:p>4.853133333</text:p>
          </table:table-cell>
          <table:table-cell office:value-type="float" office:value="1.0975333333333332" table:formula="of:=[.C9]/[.$A9]" table:style-name="ce1">
            <text:p>1.097533333</text:p>
          </table:table-cell>
          <table:table-cell table:style-name="ce1"/>
          <table:table-cell office:value-type="float" office:value="4.4218550689424774" table:formula="of:=[.E9]/[.F9]" table:style-name="ce1">
            <text:p>4.421855069</text:p>
          </table:table-cell>
          <table:table-cell table:number-columns-repeated="16376"/>
        </table:table-row>
        <table:table-row table:style-name="ro1">
          <table:table-cell office:value-type="float" office:value="200000" table:style-name="ce1">
            <text:p>200000</text:p>
          </table:table-cell>
          <table:table-cell office:value-type="float" office:value="1083972" table:style-name="ce1">
            <text:p>1083972</text:p>
          </table:table-cell>
          <table:table-cell office:value-type="float" office:value="218736" table:style-name="ce1">
            <text:p>218736</text:p>
          </table:table-cell>
          <table:table-cell table:style-name="ce1"/>
          <table:table-cell office:value-type="float" office:value="5.4198599999999999" table:formula="of:=[.B10]/[.$A10]" table:style-name="ce1">
            <text:p>5.41986</text:p>
          </table:table-cell>
          <table:table-cell office:value-type="float" office:value="1.09368" table:formula="of:=[.C10]/[.$A10]" table:style-name="ce1">
            <text:p>1.09368</text:p>
          </table:table-cell>
          <table:table-cell table:style-name="ce1"/>
          <table:table-cell office:value-type="float" office:value="4.9556177309633531" table:formula="of:=[.E10]/[.F10]" table:style-name="ce1">
            <text:p>4.955617731</text:p>
          </table:table-cell>
          <table:table-cell table:number-columns-repeated="16376"/>
        </table:table-row>
        <table:table-row table:style-name="ro1">
          <table:table-cell office:value-type="float" office:value="354000" table:style-name="ce1">
            <text:p>354000</text:p>
          </table:table-cell>
          <table:table-cell office:value-type="float" office:value="1973628" table:style-name="ce1">
            <text:p>1973628</text:p>
          </table:table-cell>
          <table:table-cell office:value-type="float" office:value="433848" table:style-name="ce1">
            <text:p>433848</text:p>
          </table:table-cell>
          <table:table-cell table:style-name="ce1"/>
          <table:table-cell office:value-type="float" office:value="5.5752203389830512" table:formula="of:=[.B11]/[.$A11]" table:style-name="ce1">
            <text:p>5.575220339</text:p>
          </table:table-cell>
          <table:table-cell office:value-type="float" office:value="1.2255593220338983" table:formula="of:=[.C11]/[.$A11]" table:style-name="ce1">
            <text:p>1.225559322</text:p>
          </table:table-cell>
          <table:table-cell table:style-name="ce1"/>
          <table:table-cell office:value-type="float" office:value="4.5491231952204467" table:formula="of:=[.E11]/[.F11]" table:style-name="ce1">
            <text:p>4.549123195</text:p>
          </table:table-cell>
          <table:table-cell table:number-columns-repeated="16376"/>
        </table:table-row>
        <table:table-row table:style-name="ro1">
          <table:table-cell office:value-type="float" office:value="552000" table:style-name="ce1">
            <text:p>552000</text:p>
          </table:table-cell>
          <table:table-cell office:value-type="float" office:value="3107907" table:style-name="ce1">
            <text:p>3107907</text:p>
          </table:table-cell>
          <table:table-cell office:value-type="float" office:value="690018" table:style-name="ce1">
            <text:p>690018</text:p>
          </table:table-cell>
          <table:table-cell table:style-name="ce1"/>
          <table:table-cell office:value-type="float" office:value="5.6302663043478258" table:formula="of:=[.B12]/[.$A12]" table:style-name="ce1">
            <text:p>5.630266304</text:p>
          </table:table-cell>
          <table:table-cell office:value-type="float" office:value="1.2500326086956521" table:formula="of:=[.C12]/[.$A12]" table:style-name="ce1">
            <text:p>1.250032609</text:p>
          </table:table-cell>
          <table:table-cell table:style-name="ce1"/>
          <table:table-cell office:value-type="float" office:value="4.5040955453336" table:formula="of:=[.E12]/[.F12]" table:style-name="ce1">
            <text:p>4.504095545</text:p>
          </table:table-cell>
          <table:table-cell table:number-columns-repeated="16376"/>
        </table:table-row>
        <table:table-row table:style-name="ro1">
          <table:table-cell office:value-type="float" office:value="794000" table:style-name="ce1">
            <text:p>794000</text:p>
          </table:table-cell>
          <table:table-cell office:value-type="float" office:value="4506849" table:style-name="ce1">
            <text:p>4506849</text:p>
          </table:table-cell>
          <table:table-cell office:value-type="float" office:value="996393" table:style-name="ce1">
            <text:p>996393</text:p>
          </table:table-cell>
          <table:table-cell table:style-name="ce1"/>
          <table:table-cell office:value-type="float" office:value="5.676132241813602" table:formula="of:=[.B13]/[.$A13]" table:style-name="ce1">
            <text:p>5.676132242</text:p>
          </table:table-cell>
          <table:table-cell office:value-type="float" office:value="1.2549030226700253" table:formula="of:=[.C13]/[.$A13]" table:style-name="ce1">
            <text:p>1.254903023</text:p>
          </table:table-cell>
          <table:table-cell table:style-name="ce1"/>
          <table:table-cell office:value-type="float" office:value="4.5231640527382266" table:formula="of:=[.E13]/[.F13]" table:style-name="ce1">
            <text:p>4.523164053</text:p>
          </table:table-cell>
          <table:table-cell table:number-columns-repeated="16376"/>
        </table:table-row>
        <table:table-row table:style-name="ro1">
          <table:table-cell office:value-type="float" office:value="1080000" table:style-name="ce1">
            <text:p>1080000</text:p>
          </table:table-cell>
          <table:table-cell office:value-type="float" office:value="6239448" table:style-name="ce1">
            <text:p>6239448</text:p>
          </table:table-cell>
          <table:table-cell office:value-type="float" office:value="1364913" table:style-name="ce1">
            <text:p>1364913</text:p>
          </table:table-cell>
          <table:table-cell table:style-name="ce1"/>
          <table:table-cell office:value-type="float" office:value="5.7772666666666668" table:formula="of:=[.B14]/[.$A14]" table:style-name="ce1">
            <text:p>5.777266667</text:p>
          </table:table-cell>
          <table:table-cell office:value-type="float" office:value="1.2638083333333334" table:formula="of:=[.C14]/[.$A14]" table:style-name="ce1">
            <text:p>1.263808333</text:p>
          </table:table-cell>
          <table:table-cell table:style-name="ce1"/>
          <table:table-cell office:value-type="float" office:value="4.5713155343966978" table:formula="of:=[.E14]/[.F14]" table:style-name="ce1">
            <text:p>4.571315534</text:p>
          </table:table-cell>
          <table:table-cell table:number-columns-repeated="16376"/>
        </table:table-row>
        <table:table-row table:style-name="ro1">
          <table:table-cell office:value-type="float" office:value="1410000" table:style-name="ce1">
            <text:p>1410000</text:p>
          </table:table-cell>
          <table:table-cell office:value-type="float" office:value="8049951" table:style-name="ce1">
            <text:p>8049951</text:p>
          </table:table-cell>
          <table:table-cell office:value-type="float" office:value="1786635" table:style-name="ce1">
            <text:p>1786635</text:p>
          </table:table-cell>
          <table:table-cell table:style-name="ce1"/>
          <table:table-cell office:value-type="float" office:value="5.7091851063829786" table:formula="of:=[.B15]/[.$A15]" table:style-name="ce1">
            <text:p>5.709185106</text:p>
          </table:table-cell>
          <table:table-cell office:value-type="float" office:value="1.2671170212765956" table:formula="of:=[.C15]/[.$A15]" table:style-name="ce1">
            <text:p>1.267117021</text:p>
          </table:table-cell>
          <table:table-cell table:style-name="ce1"/>
          <table:table-cell office:value-type="float" office:value="4.5056494471450526" table:formula="of:=[.E15]/[.F15]" table:style-name="ce1">
            <text:p>4.505649447</text:p>
          </table:table-cell>
          <table:table-cell table:number-columns-repeated="16376"/>
        </table:table-row>
        <table:table-row table:style-name="ro1">
          <table:table-cell office:value-type="float" office:value="1784000" table:style-name="ce1">
            <text:p>1784000</text:p>
          </table:table-cell>
          <table:table-cell office:value-type="float" office:value="10206153" table:style-name="ce1">
            <text:p>10206153</text:p>
          </table:table-cell>
          <table:table-cell office:value-type="float" office:value="2266269" table:style-name="ce1">
            <text:p>2266269</text:p>
          </table:table-cell>
          <table:table-cell table:style-name="ce1"/>
          <table:table-cell office:value-type="float" office:value="5.7209377802690584" table:formula="of:=[.B16]/[.$A16]" table:style-name="ce1">
            <text:p>5.72093778</text:p>
          </table:table-cell>
          <table:table-cell office:value-type="float" office:value="1.2703301569506726" table:formula="of:=[.C16]/[.$A16]" table:style-name="ce1">
            <text:p>1.270330157</text:p>
          </table:table-cell>
          <table:table-cell table:style-name="ce1"/>
          <table:table-cell office:value-type="float" office:value="4.5035046589791419" table:formula="of:=[.E16]/[.F16]" table:style-name="ce1">
            <text:p>4.503504659</text:p>
          </table:table-cell>
          <table:table-cell table:number-columns-repeated="16376"/>
        </table:table-row>
        <table:table-row table:style-name="ro1">
          <table:table-cell office:value-type="float" office:value="2202000" table:style-name="ce1">
            <text:p>2202000</text:p>
          </table:table-cell>
          <table:table-cell office:value-type="float" office:value="12611199" table:style-name="ce1">
            <text:p>12611199</text:p>
          </table:table-cell>
          <table:table-cell office:value-type="float" office:value="2798520" table:style-name="ce1">
            <text:p>2798520</text:p>
          </table:table-cell>
          <table:table-cell table:style-name="ce1"/>
          <table:table-cell office:value-type="float" office:value="5.7271566757493186" table:formula="of:=[.B17]/[.$A17]" table:style-name="ce1">
            <text:p>5.727156676</text:p>
          </table:table-cell>
          <table:table-cell office:value-type="float" office:value="1.2708991825613078" table:formula="of:=[.C17]/[.$A17]" table:style-name="ce1">
            <text:p>1.270899183</text:p>
          </table:table-cell>
          <table:table-cell table:style-name="ce1"/>
          <table:table-cell office:value-type="float" office:value="4.5063815874104884" table:formula="of:=[.E17]/[.F17]" table:style-name="ce1">
            <text:p>4.506381587</text:p>
          </table:table-cell>
          <table:table-cell table:number-columns-repeated="16376"/>
        </table:table-row>
        <table:table-row table:style-name="ro1">
          <table:table-cell office:value-type="float" office:value="2664000" table:style-name="ce1">
            <text:p>2664000</text:p>
          </table:table-cell>
          <table:table-cell office:value-type="float" office:value="15277467" table:style-name="ce1">
            <text:p>15277467</text:p>
          </table:table-cell>
          <table:table-cell office:value-type="float" office:value="3392214" table:style-name="ce1">
            <text:p>3392214</text:p>
          </table:table-cell>
          <table:table-cell table:style-name="ce1"/>
          <table:table-cell office:value-type="float" office:value="5.7347849099099095" table:formula="of:=[.B18]/[.$A18]" table:style-name="ce1">
            <text:p>5.73478491</text:p>
          </table:table-cell>
          <table:table-cell office:value-type="float" office:value="1.2733536036036035" table:formula="of:=[.C18]/[.$A18]" table:style-name="ce1">
            <text:p>1.273353604</text:p>
          </table:table-cell>
          <table:table-cell table:style-name="ce1"/>
          <table:table-cell office:value-type="float" office:value="4.5036860882008032" table:formula="of:=[.E18]/[.F18]" table:style-name="ce1">
            <text:p>4.503686088</text:p>
          </table:table-cell>
          <table:table-cell table:number-columns-repeated="16376"/>
        </table:table-row>
        <table:table-row table:style-name="ro1">
          <table:table-cell office:value-type="float" office:value="3170000" table:style-name="ce1">
            <text:p>3170000</text:p>
          </table:table-cell>
          <table:table-cell office:value-type="float" office:value="18188568" table:style-name="ce1">
            <text:p>18188568</text:p>
          </table:table-cell>
          <table:table-cell office:value-type="float" office:value="4037091" table:style-name="ce1">
            <text:p>4037091</text:p>
          </table:table-cell>
          <table:table-cell table:style-name="ce1"/>
          <table:table-cell office:value-type="float" office:value="5.7377186119873818" table:formula="of:=[.B19]/[.$A19]" table:style-name="ce1">
            <text:p>5.737718612</text:p>
          </table:table-cell>
          <table:table-cell office:value-type="float" office:value="1.273530283911672" table:formula="of:=[.C19]/[.$A19]" table:style-name="ce1">
            <text:p>1.273530284</text:p>
          </table:table-cell>
          <table:table-cell table:style-name="ce1"/>
          <table:table-cell office:value-type="float" office:value="4.50536487782911" table:formula="of:=[.E19]/[.F19]" table:style-name="ce1">
            <text:p>4.505364878</text:p>
          </table:table-cell>
          <table:table-cell table:number-columns-repeated="16376"/>
        </table:table-row>
        <table:table-row table:style-name="ro1">
          <table:table-cell office:value-type="float" office:value="3720000" table:style-name="ce1">
            <text:p>3720000</text:p>
          </table:table-cell>
          <table:table-cell office:value-type="float" office:value="21363429" table:style-name="ce1">
            <text:p>21363429</text:p>
          </table:table-cell>
          <table:table-cell office:value-type="float" office:value="4744386" table:style-name="ce1">
            <text:p>4744386</text:p>
          </table:table-cell>
          <table:table-cell table:style-name="ce1"/>
          <table:table-cell office:value-type="float" office:value="5.7428572580645163" table:formula="of:=[.B20]/[.$A20]" table:style-name="ce1">
            <text:p>5.742857258</text:p>
          </table:table-cell>
          <table:table-cell office:value-type="float" office:value="1.2753725806451612" table:formula="of:=[.C20]/[.$A20]" table:style-name="ce1">
            <text:p>1.275372581</text:p>
          </table:table-cell>
          <table:table-cell table:style-name="ce1"/>
          <table:table-cell office:value-type="float" office:value="4.5028859371897649" table:formula="of:=[.E20]/[.F20]" table:style-name="ce1">
            <text:p>4.502885937</text:p>
          </table:table-cell>
          <table:table-cell table:number-columns-repeated="16376"/>
        </table:table-row>
        <table:table-row table:style-name="ro1">
          <table:table-cell office:value-type="float" office:value="4314000" table:style-name="ce1">
            <text:p>4314000</text:p>
          </table:table-cell>
          <table:table-cell office:value-type="float" office:value="25010100" table:style-name="ce1">
            <text:p>25010100</text:p>
          </table:table-cell>
          <table:table-cell office:value-type="float" office:value="5519439" table:style-name="ce1">
            <text:p>5519439</text:p>
          </table:table-cell>
          <table:table-cell table:style-name="ce1"/>
          <table:table-cell office:value-type="float" office:value="5.7974269819193323" table:formula="of:=[.B21]/[.$A21]" table:style-name="ce1">
            <text:p>5.797426982</text:p>
          </table:table-cell>
          <table:table-cell office:value-type="float" office:value="1.2794248956884562" table:formula="of:=[.C21]/[.$A21]" table:style-name="ce1">
            <text:p>1.279424896</text:p>
          </table:table-cell>
          <table:table-cell table:style-name="ce1"/>
          <table:table-cell office:value-type="float" office:value="4.5312757329141604" table:formula="of:=[.E21]/[.F21]" table:style-name="ce1">
            <text:p>4.531275733</text:p>
          </table:table-cell>
          <table:table-cell table:number-columns-repeated="16376"/>
        </table:table-row>
        <table:table-row table:style-name="ro1">
          <table:table-cell office:value-type="float" office:value="4952000" table:style-name="ce1">
            <text:p>4952000</text:p>
          </table:table-cell>
          <table:table-cell office:value-type="float" office:value="28494984" table:style-name="ce1">
            <text:p>28494984</text:p>
          </table:table-cell>
          <table:table-cell office:value-type="float" office:value="6346269" table:style-name="ce1">
            <text:p>6346269</text:p>
          </table:table-cell>
          <table:table-cell table:style-name="ce1"/>
          <table:table-cell office:value-type="float" office:value="5.7542374798061386" table:formula="of:=[.B22]/[.$A22]" table:style-name="ce1">
            <text:p>5.75423748</text:p>
          </table:table-cell>
          <table:table-cell office:value-type="float" office:value="1.2815567447495961" table:formula="of:=[.C22]/[.$A22]" table:style-name="ce1">
            <text:p>1.281556745</text:p>
          </table:table-cell>
          <table:table-cell table:style-name="ce1"/>
          <table:table-cell office:value-type="float" office:value="4.4900372171428593" table:formula="of:=[.E22]/[.F22]" table:style-name="ce1">
            <text:p>4.490037217</text:p>
          </table:table-cell>
          <table:table-cell table:number-columns-repeated="16376"/>
        </table:table-row>
        <table:table-row table:style-name="ro1">
          <table:table-cell office:value-type="float" office:value="5634000" table:style-name="ce1">
            <text:p>5634000</text:p>
          </table:table-cell>
          <table:table-cell office:value-type="float" office:value="32428416" table:style-name="ce1">
            <text:p>32428416</text:p>
          </table:table-cell>
          <table:table-cell office:value-type="float" office:value="7208559" table:style-name="ce1">
            <text:p>7208559</text:p>
          </table:table-cell>
          <table:table-cell table:style-name="ce1"/>
          <table:table-cell office:value-type="float" office:value="5.7558423855165071" table:formula="of:=[.B23]/[.$A23]" table:style-name="ce1">
            <text:p>5.755842386</text:p>
          </table:table-cell>
          <table:table-cell office:value-type="float" office:value="1.2794744408945686" table:formula="of:=[.C23]/[.$A23]" table:style-name="ce1">
            <text:p>1.279474441</text:p>
          </table:table-cell>
          <table:table-cell table:style-name="ce1"/>
          <table:table-cell office:value-type="float" office:value="4.4985989571563474" table:formula="of:=[.E23]/[.F23]" table:style-name="ce1">
            <text:p>4.498598957</text:p>
          </table:table-cell>
          <table:table-cell table:number-columns-repeated="16376"/>
        </table:table-row>
        <table:table-row table:style-name="ro1">
          <table:table-cell office:value-type="float" office:value="6360000" table:style-name="ce1">
            <text:p>6360000</text:p>
          </table:table-cell>
          <table:table-cell office:value-type="float" office:value="36679416" table:style-name="ce1">
            <text:p>36679416</text:p>
          </table:table-cell>
          <table:table-cell office:value-type="float" office:value="8144697" table:style-name="ce1">
            <text:p>8144697</text:p>
          </table:table-cell>
          <table:table-cell table:style-name="ce1"/>
          <table:table-cell office:value-type="float" office:value="5.7672037735849058" table:formula="of:=[.B24]/[.$A24]" table:style-name="ce1">
            <text:p>5.767203774</text:p>
          </table:table-cell>
          <table:table-cell office:value-type="float" office:value="1.2806127358490567" table:formula="of:=[.C24]/[.$A24]" table:style-name="ce1">
            <text:p>1.280612736</text:p>
          </table:table-cell>
          <table:table-cell table:style-name="ce1"/>
          <table:table-cell office:value-type="float" office:value="4.503472136532519" table:formula="of:=[.E24]/[.F24]" table:style-name="ce1">
            <text:p>4.503472137</text:p>
          </table:table-cell>
          <table:table-cell table:number-columns-repeated="16376"/>
        </table:table-row>
        <table:table-row table:style-name="ro1">
          <table:table-cell office:value-type="float" office:value="7130000" table:style-name="ce1">
            <text:p>7130000</text:p>
          </table:table-cell>
          <table:table-cell office:value-type="float" office:value="41228403" table:style-name="ce1">
            <text:p>41228403</text:p>
          </table:table-cell>
          <table:table-cell office:value-type="float" office:value="9123405" table:style-name="ce1">
            <text:p>9123405</text:p>
          </table:table-cell>
          <table:table-cell table:style-name="ce1"/>
          <table:table-cell office:value-type="float" office:value="5.7823847124824681" table:formula="of:=[.B25]/[.$A25]" table:style-name="ce1">
            <text:p>5.782384712</text:p>
          </table:table-cell>
          <table:table-cell office:value-type="float" office:value="1.2795799438990183" table:formula="of:=[.C25]/[.$A25]" table:style-name="ce1">
            <text:p>1.279579944</text:p>
          </table:table-cell>
          <table:table-cell table:style-name="ce1"/>
          <table:table-cell office:value-type="float" office:value="4.5189710420615983" table:formula="of:=[.E25]/[.F25]" table:style-name="ce1">
            <text:p>4.518971042</text:p>
          </table:table-cell>
          <table:table-cell table:number-columns-repeated="16376"/>
        </table:table-row>
        <table:table-row table:style-name="ro1">
          <table:table-cell office:value-type="float" office:value="7944000" table:style-name="ce1">
            <text:p>7944000</text:p>
          </table:table-cell>
          <table:table-cell office:value-type="float" office:value="45740676" table:style-name="ce1">
            <text:p>45740676</text:p>
          </table:table-cell>
          <table:table-cell office:value-type="float" office:value="10174710" table:style-name="ce1">
            <text:p>10174710</text:p>
          </table:table-cell>
          <table:table-cell table:style-name="ce1"/>
          <table:table-cell office:value-type="float" office:value="5.7578897280966768" table:formula="of:=[.B26]/[.$A26]" table:style-name="ce1">
            <text:p>5.757889728</text:p>
          </table:table-cell>
          <table:table-cell office:value-type="float" office:value="1.2808043806646525" table:formula="of:=[.C26]/[.$A26]" table:style-name="ce1">
            <text:p>1.280804381</text:p>
          </table:table-cell>
          <table:table-cell table:style-name="ce1"/>
          <table:table-cell office:value-type="float" office:value="4.4955262606993225" table:formula="of:=[.E26]/[.F26]" table:style-name="ce1">
            <text:p>4.49552626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style-name="ce1">
            <draw:frame draw:z-index="1" draw:id="id0" draw:style-name="a0" draw:name="Chart 1" svg:x="0.28125in" svg:y="0.14062in" svg:width="8.58333in" svg:height="3.1406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um of all results: 2.70967e+14</text:p>
          </table:table-cell>
          <table:table-cell table:number-columns-repeated="16383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dc:creator>Josh Yeh</dc:creator>
    <meta:creation-date>2025-02-11T03:34:50Z</meta:creation-date>
    <dc:date>2025-02-12T03:32:5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minimum="10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1000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6.1253543307087pt" svg:width="617.99968503937pt" chart:style-name="Crt0">
        <chart:title chart:style-name="CT00">
          <text:p text:style-name="a0" text:class-names="" text:cond-style-name="">Simple vs Optimized Dot Produc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part2.$E$6" chart:values-cell-range-address="part2.$E$7:.$E$26" chart:class="chart:scatter" chart:attached-axis="primary-y" chart:style-name="G0S0">
            <chart:domain table:cell-range-address="part2.$A$7:.$A$26"/>
            <chart:data-point chart:repeated="20"/>
          </chart:series>
          <chart:series chart:label-cell-address="part2.$F$6" chart:values-cell-range-address="part2.$F$7:.$F$26" chart:class="chart:scatter" chart:attached-axis="primary-y" chart:style-name="G0S1">
            <chart:domain table:cell-range-address="part2.$A$7:.$A$26"/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